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Descriptor.get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Descriptor.getClassDescriptorByNodeType( String 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Descriptor.getAllClass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Descriptor.setMapper( Mapper paren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Descriptor.getClassDescriptorBy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Descriptor.getClassDescriptorsBy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Descriptor.setPackage( String pck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Descriptor.addClassDescriptor( ClassDescriptor classDescripto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appingDescriptor.getClassDescriptorsBy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